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svg:stroke-width="0.051cm" svg:stroke-color="#333333" draw:marker-start-width="0.076cm" draw:marker-end-width="0.076cm" draw:fill="none" draw:fill-color="#000000" draw:textarea-vertical-align="middle" fo:padding-top="-0.9cm" fo:padding-bottom="-0.9cm" fo:padding-left="-0.775cm" fo:padding-right="-0.775cm"/>
    </style:style>
    <style:style style:name="gr14" style:family="graphic" style:parent-style-name="measure">
      <style:graphic-properties draw:textarea-vertical-align="middle"/>
    </style:style>
    <style:style style:name="gr15" style:family="graphic" style:parent-style-name="objectwithoutfill">
      <style:graphic-properties draw:stroke="solid" svg:stroke-width="0.051cm" draw:marker-start-width="0.076cm" draw:marker-end="Arrow" draw:marker-end-width="0.459cm" draw:fill="none" draw:fill-color="#ffcc99" draw:textarea-vertical-align="middle" fo:padding-top="0.025cm" fo:padding-bottom="0.025cm" fo:padding-left="0.15cm" fo:padding-right="0.15cm"/>
    </style:style>
    <style:style style:name="gr16" style:family="graphic" style:parent-style-name="standard">
      <style:graphic-properties draw:stroke="none" svg:stroke-width="0.254cm" draw:fill="none" draw:fill-color="#ffcc99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mfortaa" style:font-pitch="variable"/>
    </style:style>
    <style:style style:name="P3" style:family="paragraph">
      <style:text-properties fo:font-family="Comfortaa" style:font-pitch="variable"/>
    </style:style>
    <style:style style:name="P4" style:family="paragraph">
      <style:paragraph-properties fo:text-align="center"/>
      <style:text-properties fo:color="#ffffff" fo:font-family="Comfortaa" style:font-pitch="variable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omfortaa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family="Comfortaa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family="Comfortaa" style:font-pitch="variable"/>
    </style:style>
    <style:style style:name="T1" style:family="text">
      <style:text-properties fo:font-family="Comfortaa" style:font-pitch="variable" fo:font-weight="bold" style:font-weight-asian="bold" style:font-weight-complex="bold"/>
    </style:style>
    <style:style style:name="T2" style:family="text">
      <style:text-properties style:text-position="super 58%" fo:font-family="Comfortaa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Comfortaa" style:font-pitch="variable"/>
    </style:style>
    <style:style style:name="T4" style:family="text">
      <style:text-properties fo:color="#ffffff" fo:font-family="Comfortaa" style:font-pitch="variable" fo:font-weight="bold" style:font-weight-asian="bold" style:font-weight-complex="bold"/>
    </style:style>
    <style:style style:name="T5" style:family="text">
      <style:text-properties fo:color="#ffffff" fo:font-family="Comforta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Comfortaa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Comfortaa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0.16cm" svg:x="2.57cm" svg:y="2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10.16cm" svg:x="12.73cm" svg:y="2.57cm">
          <text:p text:style-name="P2"><text:span text:style-name="T1">Java</text:span><text:span text:style-name="T2">TM</text:span><text:span text:style-name="T1"> heap slice</text:span></text:p>
          <text:p text:style-name="P2"><text:span text:style-name="T3">64M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.015cm" svg:height="3.078cm" svg:x="15.494cm" svg:y="2.764cm">
          <text:p text:style-name="P3"><text:span text:style-name="T1">Private per core 7.5MB:</text:span></text:p>
          <text:list text:style-name="L1">
            <text:list-item>
              <text:p text:style-name="P3"><text:span text:style-name="T3">Stack 1MB-4KB</text:span></text:p>
            </text:list-item>
            <text:list-item>
              <text:p text:style-name="P3"><text:span text:style-name="T3">Cache 6.5MB</text:span></text:p>
            </text:list-item>
            <text:list-item>
              <text:p text:style-name="P3"><text:span text:style-name="T3">Print Buffer 4K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05cm" svg:height="10.16cm" svg:x="2.57cm" svg:y="2.57cm">
          <text:p text:style-name="P4"><text:span text:style-name="T4">B</text:span><text:span text:style-name="T4"><text:line-break/></text:span><text:span text:style-name="T4">I</text:span><text:span text:style-name="T4"><text:line-break/></text:span><text:span text:style-name="T4">N</text:span><text:span text:style-name="T4"><text:line-break/></text:span><text:span text:style-name="T4">A</text:span><text:span text:style-name="T4"><text:line-break/></text:span><text:span text:style-name="T4">R</text:span><text:span text:style-name="T4"><text:line-break/></text:span><text:span text:style-name="T4">Y</text:span><text:span text:style-name="T4"><text:line-break/></text:span><text:span text:style-name="T4"/></text:p>
          <text:p text:style-name="P4"><text:span text:style-name="T4">C</text:span><text:span text:style-name="T4"><text:line-break/></text:span><text:span text:style-name="T4">O</text:span><text:span text:style-name="T4"><text:line-break/></text:span><text:span text:style-name="T4">D</text:span><text:span text:style-name="T4"><text:line-break/></text:span><text:span text:style-name="T4">E</text:span></text:p>
          <text:p text:style-name="P4"><text:span text:style-name="T4"/></text:p>
          <text:p text:style-name="P4"><text:span text:style-name="T5">4M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9.555cm" svg:height="1.27cm" svg:x="3.176cm" svg:y="2.57cm">
          <text:p text:style-name="P2"><text:span text:style-name="T1">VM 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9.555cm" svg:height="1.27cm" svg:x="3.177cm" svg:y="3.84cm">
          <text:p text:style-name="P2"><text:span text:style-name="T1">VM 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9.555cm" svg:height="1.27cm" svg:x="3.175cm" svg:y="5.1cm">
          <text:p text:style-name="P2"><text:span text:style-name="T1">VM 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9.555cm" svg:height="1.27cm" svg:x="3.177cm" svg:y="6.37cm">
          <text:p text:style-name="P2"><text:span text:style-name="T1">VM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9.555cm" svg:height="1.27cm" svg:x="3.175cm" svg:y="7.64cm">
          <text:p text:style-name="P2"><text:span text:style-name="T1">VM 5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9.555cm" svg:height="1.3cm" svg:x="3.177cm" svg:y="8.87cm">
          <text:p text:style-name="P2"><text:span text:style-name="T1">VM 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9.557cm" svg:height="1.27cm" svg:x="3.175cm" svg:y="10.17cm">
          <text:p text:style-name="P2"><text:span text:style-name="T1">VM 7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9.557cm" svg:height="1.29cm" svg:x="3.175cm" svg:y="11.44cm">
          <text:p text:style-name="P2"><text:span text:style-name="T1">VM 8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475cm" svg:y1="2.57cm" svg:x2="4.475cm" svg:y2="12.73cm">
          <text:p/>
        </draw:line>
        <draw:line draw:style-name="gr13" draw:text-style-name="P1" draw:layer="layout" svg:x1="12.728cm" svg:y1="2.57cm" svg:x2="12.73cm" svg:y2="12.73cm">
          <text:p/>
        </draw:line>
        <draw:measure draw:style-name="gr14" draw:text-style-name="P1" draw:layer="measurelines" svg:x1="4.475cm" svg:y1="3.184cm" svg:x2="12.73cm" svg:y2="3.184cm">
          <text:p text:style-name="P5"><text:span text:style-name="T6"><text:measure text:kind="gap"/></text:span><text:span text:style-name="T7">Cache</text:span></text:p>
        </draw:measure>
        <draw:measure draw:style-name="gr14" draw:text-style-name="P7" draw:layer="measurelines" svg:x1="3.175cm" svg:y1="2.816cm" svg:x2="4.475cm" svg:y2="2.816cm">
          <text:p text:style-name="P6"><text:span text:style-name="T7">Stack</text:span></text:p>
        </draw:measure>
        <draw:connector draw:style-name="gr15" draw:text-style-name="P1" draw:layer="layout" draw:type="curve" svg:x1="15.494cm" svg:y1="4.303cm" svg:x2="12.732cm" svg:y2="4.475cm" draw:start-shape="id1" draw:end-shape="id2" svg:d="m15494 4303c-2073 0-692 172-2762 172" svg:viewBox="0 0 2763 173">
          <text:p/>
        </draw:connector>
        <draw:connector draw:style-name="gr15" draw:text-style-name="P1" draw:layer="layout" draw:type="curve" svg:x1="15.494cm" svg:y1="4.303cm" svg:x2="12.731cm" svg:y2="3.205cm" draw:start-shape="id1" draw:end-shape="id3" svg:d="m15494 4303c-2073 0-692-1098-2763-1098" svg:viewBox="0 0 2764 1099">
          <text:p/>
        </draw:connector>
        <draw:connector draw:style-name="gr15" draw:text-style-name="P1" draw:layer="layout" draw:type="curve" svg:x1="15.494cm" svg:y1="4.303cm" svg:x2="12.73cm" svg:y2="5.735cm" draw:start-shape="id1" draw:end-shape="id4" svg:d="m15494 4303c-2074 0-693 1432-2764 1432" svg:viewBox="0 0 2765 1433">
          <text:p/>
        </draw:connector>
        <draw:connector draw:style-name="gr15" draw:text-style-name="P1" draw:layer="layout" draw:type="curve" svg:x1="15.494cm" svg:y1="4.303cm" svg:x2="12.732cm" svg:y2="7.005cm" draw:start-shape="id1" draw:end-shape="id5" svg:d="m15494 4303c-2073 0-692 2702-2762 2702" svg:viewBox="0 0 2763 2703">
          <text:p/>
        </draw:connector>
        <draw:connector draw:style-name="gr15" draw:text-style-name="P1" draw:layer="layout" draw:type="curve" svg:x1="15.494cm" svg:y1="4.303cm" svg:x2="12.73cm" svg:y2="8.275cm" draw:start-shape="id1" draw:end-shape="id6" svg:d="m15494 4303c-2074 0-693 3972-2764 3972" svg:viewBox="0 0 2765 3973">
          <text:p/>
        </draw:connector>
        <draw:connector draw:style-name="gr15" draw:text-style-name="P1" draw:layer="layout" draw:type="curve" svg:x1="15.494cm" svg:y1="4.303cm" svg:x2="12.732cm" svg:y2="9.52cm" draw:start-shape="id1" draw:end-shape="id7" svg:d="m15494 4303c-2073 0-692 5217-2762 5217" svg:viewBox="0 0 2763 5218">
          <text:p/>
        </draw:connector>
        <draw:connector draw:style-name="gr15" draw:text-style-name="P1" draw:layer="layout" draw:type="curve" svg:x1="15.494cm" svg:y1="4.303cm" svg:x2="12.732cm" svg:y2="10.805cm" draw:start-shape="id1" draw:end-shape="id8" svg:d="m15494 4303c-2073 0-692 6502-2762 6502" svg:viewBox="0 0 2763 6503">
          <text:p/>
        </draw:connector>
        <draw:connector draw:style-name="gr15" draw:text-style-name="P1" draw:layer="layout" draw:type="curve" svg:x1="15.494cm" svg:y1="4.303cm" svg:x2="12.732cm" svg:y2="12.085cm" draw:start-shape="id1" draw:end-shape="id9" svg:d="m15494 4303c-2073 0-692 7782-2762 7782" svg:viewBox="0 0 2763 7783">
          <text:p/>
        </draw:connector>
        <draw:frame draw:style-name="gr16" draw:text-style-name="P8" draw:layer="layout" svg:width="4.985cm" svg:height="0.963cm" svg:x="17.875cm" svg:y="1.27cm">
          <draw:text-box>
            <text:p text:style-name="P8"><text:span text:style-name="T8">Total size: 128M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kkak </meta:initial-creator>
    <meta:creation-date>2013-06-19T18:47:36</meta:creation-date>
    <dc:date>2013-08-16T02:36:30</dc:date>
    <dc:creator>zakkak </dc:creator>
    <meta:editing-duration>PT5H33M30S</meta:editing-duration>
    <meta:editing-cycles>11</meta:editing-cycles>
    <meta:generator>LibreOffice/4.0.2.2$Linux_X86_64 LibreOffice_project/400m0$Build-2</meta:generator>
    <meta:printed-by>Foivos Zakkak</meta:printed-by>
    <meta:print-date>2013-06-25T14:14:15</meta:print-date>
    <meta:document-statistic meta:object-count="25"/>
  </office:meta>
</office:document-meta>
</file>